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cb00f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fo:language="uk" fo:country="UA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4pt" fo:language="uk" fo:country="UA" fo:font-weight="bold" officeooo:rsid="0009e70d" officeooo:paragraph-rsid="000cb00f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erif" fo:font-size="14pt" fo:language="uk" fo:country="U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4pt" fo:language="uk" fo:country="UA" style:font-size-asian="14pt" style:font-size-complex="14pt"/>
    </style:style>
    <style:style style:name="P7" style:family="paragraph" style:parent-style-name="Standard">
      <style:text-properties style:font-name="Liberation Serif" fo:font-size="14pt" fo:language="uk" fo:country="UA" officeooo:rsid="0015007b" officeooo:paragraph-rsid="0015007b" fo:background-color="transparent" style:font-size-asian="14pt" style:font-size-complex="14pt"/>
    </style:style>
    <style:style style:name="P8" style:family="paragraph" style:parent-style-name="Standard">
      <style:text-properties style:font-name="Liberation Serif" fo:language="uk" fo:country="UA"/>
    </style:style>
    <style:style style:name="P9" style:family="paragraph" style:parent-style-name="Standard">
      <style:text-properties fo:language="uk" fo:country="UA"/>
    </style:style>
    <style:style style:name="P10" style:family="paragraph" style:parent-style-name="Code">
      <style:text-properties fo:language="uk" fo:country="UA"/>
    </style:style>
    <style:style style:name="P11" style:family="paragraph" style:parent-style-name="Code">
      <style:text-properties fo:language="uk" fo:country="UA" fo:background-color="#5983b0"/>
    </style:style>
    <style:style style:name="P12" style:family="paragraph" style:parent-style-name="Code">
      <style:text-properties fo:language="uk" fo:country="UA" fo:font-style="normal" fo:background-color="#5983b0" style:font-style-asian="normal" style:font-style-complex="normal"/>
    </style:style>
    <style:style style:name="P13" style:family="paragraph" style:parent-style-name="Code">
      <style:text-properties fo:language="uk" fo:country="UA" fo:font-style="normal" officeooo:paragraph-rsid="0015007b" fo:background-color="#5983b0" style:font-style-asian="normal" style:font-style-complex="normal"/>
    </style:style>
    <style:style style:name="P14" style:family="paragraph" style:parent-style-name="Text_20_body">
      <style:text-properties fo:language="uk" fo:country="UA"/>
    </style:style>
    <style:style style:name="P15" style:family="paragraph" style:parent-style-name="Standard">
      <style:text-properties officeooo:paragraph-rsid="001713f3"/>
    </style:style>
    <style:style style:name="P16" style:family="paragraph" style:parent-style-name="Text_20_body">
      <style:text-properties officeooo:paragraph-rsid="0008ee54"/>
    </style:style>
    <style:style style:name="P17" style:family="paragraph" style:parent-style-name="Code">
      <style:text-properties fo:language="uk" fo:country="UA"/>
    </style:style>
    <style:style style:name="P18" style:family="paragraph" style:parent-style-name="Code">
      <style:text-properties fo:language="uk" fo:country="UA" fo:background-color="#5983b0"/>
    </style:style>
    <style:style style:name="P19" style:family="paragraph" style:parent-style-name="Heading_20_1">
      <style:text-properties fo:language="uk" fo:country="UA"/>
    </style:style>
    <style:style style:name="P20" style:family="paragraph" style:parent-style-name="Heading_20_1">
      <style:text-properties style:font-name="Liberation Serif" fo:language="uk" fo:country="UA"/>
    </style:style>
    <style:style style:name="P21" style:family="paragraph" style:parent-style-name="Heading_20_1">
      <style:paragraph-properties fo:break-before="page"/>
      <style:text-properties style:font-name="Liberation Serif" fo:language="uk" fo:country="UA"/>
    </style:style>
    <style:style style:name="T1" style:family="text">
      <style:text-properties officeooo:rsid="0008ee54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4pt" style:font-size-asian="14pt" style:font-size-complex="14pt"/>
    </style:style>
    <style:style style:name="T4" style:family="text">
      <style:text-properties style:font-name="Liberation Serif" fo:font-size="14pt" officeooo:rsid="0008ee54" style:font-size-asian="14pt" style:font-size-complex="14pt"/>
    </style:style>
    <style:style style:name="T5" style:family="text">
      <style:text-properties style:font-name="Liberation Serif" fo:font-size="14pt" fo:language="uk" fo:country="UA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Serif" fo:font-size="14pt" fo:language="uk" fo:country="UA" fo:font-weight="bold" officeooo:rsid="0009e70d" style:font-size-asian="14pt" style:font-weight-asian="bold" style:font-size-complex="14pt" style:font-weight-complex="bold"/>
    </style:style>
    <style:style style:name="T7" style:family="text">
      <style:text-properties style:font-name="Liberation Serif" fo:font-size="14pt" fo:language="uk" fo:country="UA" fo:font-weight="bold" officeooo:rsid="0015007b" fo:background-color="transparent" loext:char-shading-value="0" style:font-name-asian="Noto Sans CJK SC" style:font-size-asian="14pt" style:font-weight-asian="bold" style:font-name-complex="Lohit Devanagari1" style:font-size-complex="14pt" style:font-weight-complex="bold"/>
    </style:style>
    <style:style style:name="T8" style:family="text">
      <style:text-properties style:font-name="Liberation Serif" fo:font-size="14pt" fo:language="uk" fo:country="UA" style:font-size-asian="14pt" style:font-size-complex="14pt"/>
    </style:style>
    <style:style style:name="T9" style:family="text">
      <style:text-properties style:font-name="Liberation Serif" fo:font-size="14pt" fo:language="uk" fo:country="UA" officeooo:rsid="0010d7d8" style:font-size-asian="14pt" style:font-size-complex="14pt"/>
    </style:style>
    <style:style style:name="T10" style:family="text">
      <style:text-properties style:font-name="Liberation Serif" fo:font-size="14pt" fo:language="uk" fo:country="UA" officeooo:rsid="0015007b" fo:background-color="transparent" loext:char-shading-value="0" style:font-size-asian="14pt" style:font-size-complex="14pt"/>
    </style:style>
    <style:style style:name="T11" style:family="text">
      <style:text-properties style:font-name="Liberation Serif" fo:font-size="14pt" officeooo:rsid="0015007b" fo:background-color="transparent" loext:char-shading-value="0" style:font-size-asian="14pt" style:font-size-complex="14pt"/>
    </style:style>
    <style:style style:name="T12" style:family="text">
      <style:text-properties style:font-name="Liberation Serif" fo:language="uk" fo:country="UA"/>
    </style:style>
    <style:style style:name="T13" style:family="text">
      <style:text-properties style:font-name="Liberation Serif" fo:font-size="18.2000007629395pt" fo:language="uk" fo:country="UA" fo:font-weight="bold" officeooo:rsid="0015007b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14" style:family="text">
      <style:text-properties officeooo:rsid="000cc817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15007b" fo:background-color="transparent" loext:char-shading-value="0"/>
    </style:style>
    <style:style style:name="T17" style:family="text">
      <style:text-properties fo:language="en" fo:country="US" officeooo:rsid="0015007b"/>
    </style:style>
    <style:style style:name="T18" style:family="text">
      <style:text-properties officeooo:rsid="0015007b"/>
    </style:style>
    <style:style style:name="T19" style:family="text">
      <style:text-properties fo:background-color="#d4ea6b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іністерство освіти і науки України</text:p>
      <text:p text:style-name="P3">Національний технічний університет України</text:p>
      <text:p text:style-name="P3">«Київський політехнічний інститут імені Ігоря Сікорського»</text:p>
      <text:p text:style-name="P1"><text:span text:style-name="T5">Факультет </text:span><text:span text:style-name="T6">прикладної математики</text:span></text:p>
      <text:p text:style-name="P2"><text:span text:style-name="T5">Кафедра </text:span><text:span text:style-name="T6">системного програмування</text:span></text:p>
      <text:p text:style-name="P4">і спеціалізованих комп’ютерних системи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Title"><text:span text:style-name="T8">Лабораторна робота №</text:span><text:span text:style-name="T9">1.</text:span><text:span text:style-name="T7">1</text:span></text:p>
      <text:p text:style-name="P6">з дисципліни</text:p>
      <text:p text:style-name="P1"><text:span text:style-name="T8">«</text:span><text:span text:style-name="T9">Архітектура для програмістів</text:span><text:span text:style-name="T8">»</text:span></text:p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Викона<text:span text:style-name="T16">в</text:span>:<text:tab/><text:tab/><text:tab/><text:tab/><text:tab/><text:tab/><text:tab/><text:tab/>Перевіри<text:span text:style-name="T1">в</text:span>:</text:p>
      <text:p text:style-name="P9"><text:span text:style-name="T3">студент групи </text:span><text:span text:style-name="T4">КВ</text:span><text:span text:style-name="T3">-</text:span><text:span text:style-name="T11">11</text:span><text:span text:style-name="T3"><text:tab/><text:tab/><text:tab/><text:tab/><text:tab/><text:tab/></text:span><text:span text:style-name="T4">Молчанов О</text:span><text:span text:style-name="T3">. А.</text:span></text:p>
      <text:p text:style-name="P7">Терентьєв Іван Дмитрович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8">Київ – 20</text:span><text:span text:style-name="T10">24</text:span></text:p>
      <text:h text:style-name="P19" text:outline-level="1"><text:soft-page-break/><text:span text:style-name="T2">Загальне завдання</text:span></text:h>
      <text:p text:style-name="P14">1. Реалізувати програму сортування масиву згідно із варіантом мовою C (інформація про</text:p>
      <text:p text:style-name="P14">варіанти наведена в п. 4). Результатом виконання цього пункту є лістинг програми</text:p>
      <text:p text:style-name="P14">мовою C.</text:p>
      <text:p text:style-name="P14">2. Виконати трансляцію програми, написаної мовою C, в асемблерний код за допомогою gcc</text:p>
      <text:p text:style-name="P14">й встановити семантичну відповідність між командами мови C та командами одержаного</text:p>
      <text:p text:style-name="P14">асемблерного коду, додавши відповідні коментарі з поясненням. Результатом виконання</text:p>
      <text:p text:style-name="P14">даного пункту буде лістинг асемблерного коду програми із коментарями в коді, в яких</text:p>
      <text:p text:style-name="P14">наведено відповідний код програми, записаною мовою C (приклад. див. в п. 3.2).</text:p>
      <text:p text:style-name="P14">3. Розібратись і вміти пояснити, що виконують ті чи інші команди мови асемблера, що</text:p>
      <text:p text:style-name="P14">будуть присутні в коді мовою асемблера, отриманого в другому пункті загального</text:p>
      <text:p text:style-name="P14">завдання; вміти пояснити зв’язок між кодом мовою С та кодом мовою асемблера.</text:p>
      <text:h text:style-name="P20" text:outline-level="1">Завдання за варіантом <text:span text:style-name="T16">23</text:span></text:h>
      <text:p text:style-name="P16"><text:span text:style-name="T12"><text:tab/></text:span>Задано двовимірний масив (матрицю) цілих чисел A[m][n]. Відсортувати окремо кожен стовпчик масиву алгоритмом №1 методу вставки (з лінійним пошуком зліва) за незменшенням. </text:p>
      <text:h text:style-name="Heading_20_1" text:outline-level="1"><text:span text:style-name="T12">1. Лістинг програми мовою </text:span><text:span text:style-name="T13">С</text:span></text:h>
      <text:p text:style-name="P9">void Algo1(int **A, int m, int n)</text:p>
      <text:p text:style-name="Standard">{</text:p>
      <text:p text:style-name="Standard">    int Elem,j;</text:p>
      <text:p text:style-name="Standard">    // main loop</text:p>
      <text:p text:style-name="Standard">    for (int r = 0; r &lt; n; r++)</text:p>
      <text:p text:style-name="P15">    {// secondary loop</text:p>
      <text:p text:style-name="Standard">        for (int i = 1; i &lt; m; i++)</text:p>
      <text:p text:style-name="Standard">        {</text:p>
      <text:p text:style-name="Standard">            Elem = A[i][r];</text:p>
      <text:p text:style-name="Standard">            j = 0;</text:p>
      <text:p text:style-name="Standard">            // third loop</text:p>
      <text:p text:style-name="Standard">            while (Elem &gt; A[j][r])</text:p>
      <text:p text:style-name="Standard">                j = j + 1;</text:p>
      <text:p text:style-name="Standard">            //fourth loop</text:p>
      <text:p text:style-name="Standard">            for (int k = i - 1; k &gt;= j; k--)</text:p>
      <text:p text:style-name="Standard">                A[k + 1][r] = A[k][r];</text:p>
      <text:p text:style-name="Standard">            A[j][r] = Elem;</text:p>
      <text:p text:style-name="Standard">        }</text:p>
      <text:p text:style-name="Standard">    }</text:p>
      <text:p text:style-name="Standard">}</text:p>
      <text:h text:style-name="P21" text:outline-level="1">2. Лістинг програми <text:span text:style-name="T14">байт-кодом </text:span><text:span text:style-name="T18">С</text:span> з поясненнями</text:h>
      <text:p text:style-name="P10"><text:tab/>.text</text:p>
      <text:p text:style-name="P10"><text:tab/>.globl<text:tab/>Algo1</text:p>
      <text:p text:style-name="P10"><text:tab/>.type<text:tab/>Algo1, @function</text:p>
      <text:p text:style-name="P10">Algo1:</text:p>
      <text:p text:style-name="P10">.LFB6:</text:p>
      <text:p text:style-name="P10"><text:tab/>.cfi_startproc</text:p>
      <text:p text:style-name="P10"><text:tab/>push<text:tab/>rbp<text:tab/>#</text:p>
      <text:p text:style-name="P10"><text:tab/>.cfi_def_cfa_offset 16</text:p>
      <text:p text:style-name="P10"><text:tab/>.cfi_offset 6, -16</text:p>
      <text:p text:style-name="P10"><text:tab/>mov<text:tab/>rbp, rsp<text:tab/>#,</text:p>
      <text:p text:style-name="P10"><text:tab/>.cfi_def_cfa_register 6</text:p>
      <text:p text:style-name="P11"># associate actuals with formals</text:p>
      <text:p text:style-name="P10"><text:tab/>mov<text:tab/>QWORD PTR -40[rbp], rdi<text:tab/># associate actual value with formal A</text:p>
      <text:p text:style-name="P10"><text:tab/>mov<text:tab/>DWORD PTR -44[rbp], esi<text:tab/># associate actual value with formal m</text:p>
      <text:p text:style-name="P10"><text:tab/>mov<text:tab/>DWORD PTR -48[rbp], edx<text:tab/># associate actual value with formal n</text:p>
      <text:p text:style-name="P12"># function body start</text:p>
      <text:p text:style-name="P11"># main loop start: for (int r = 0; r &lt; n; r++)</text:p>
      <text:p text:style-name="P10"><text:tab/>mov<text:tab/>DWORD PTR -16[rbp], 0<text:tab/># initilize “counter” r: <text:span text:style-name="T19">int r = 0</text:span></text:p>
      <text:p text:style-name="P10"><text:tab/>jmp<text:tab/>.L2<text:tab/><text:tab/><text:tab/><text:tab/><text:tab/><text:tab/># jump to main loop condition check</text:p>
      <text:p text:style-name="P10">.L9:</text:p>
      <text:p text:style-name="P11"># main loop body start</text:p>
      <text:p text:style-name="P11"># secondary loop start: for (int i = 1; i &lt; m; i++)</text:p>
      <text:p text:style-name="P10"><text:tab/>mov<text:tab/>DWORD PTR -12[rbp], 1<text:tab/># initilize “counter” i: <text:span text:style-name="T19">int i = 1</text:span></text:p>
      <text:p text:style-name="P10"><text:tab/>jmp<text:tab/>.L3<text:tab/><text:tab/><text:tab/><text:tab/><text:tab/><text:tab/># jump to secondary loop condition check</text:p>
      <text:p text:style-name="P18"># secondary loop body start</text:p>
      <text:p text:style-name="P10">.L8:</text:p>
      <text:p text:style-name="P10"><text:tab/>mov<text:tab/>eax, DWORD PTR -12[rbp]<text:tab/># save value of i to EAX</text:p>
      <text:p text:style-name="P10"><text:tab/>cdqe <text:tab/><text:tab/><text:tab/><text:tab/><text:tab/><text:tab/># extend value in EAX to RAX preserving sign</text:p>
      <text:p text:style-name="P10"><text:tab/>lea<text:tab/>rdx, 0[0+rax*8] <text:tab/><text:tab/># calculate and save shift in A to RDX</text:p>
      <text:p text:style-name="P10"><text:tab/>mov<text:tab/>rax, QWORD PTR -40[rbp]<text:tab/># save A start address to RAX</text:p>
      <text:p text:style-name="P10"><text:tab/>add<text:tab/>rax, rdx <text:tab/><text:tab/><text:tab/><text:tab/># create address of certain A[i] in RAX</text:p>
      <text:p text:style-name="P10"><text:tab/>mov<text:tab/>rax, QWORD PTR [rax]<text:tab/># save value of A[i] to RAX</text:p>
      <text:p text:style-name="P10"><text:tab/>mov<text:tab/>edx, DWORD PTR -16[rbp]<text:tab/># save value of r to EDX</text:p>
      <text:p text:style-name="P10"><text:tab/>movsx<text:tab/>rdx, edx<text:tab/><text:tab/><text:tab/># copy EDX to RDX</text:p>
      <text:p text:style-name="P10"><text:tab/>sal<text:tab/>rdx, 2<text:tab/><text:tab/><text:tab/><text:tab/><text:tab/># left shift RDX by 2</text:p>
      <text:p text:style-name="P10"><text:tab/>add<text:tab/>rax, rdx<text:tab/><text:tab/><text:tab/><text:tab/># create address of certain A[i][r] in RAX</text:p>
      <text:p text:style-name="P10"><text:tab/>mov<text:tab/>eax, DWORD PTR [rax]<text:tab/># save adress of A[i][r] to EAX</text:p>
      <text:p text:style-name="P10"><text:tab/>mov<text:tab/>DWORD PTR -4[rbp], eax<text:tab/># initialize value of Elem: <text:span text:style-name="T19">Elem = A[i][r]</text:span></text:p>
      <text:p text:style-name="P10"><text:tab/>mov<text:tab/>DWORD PTR -20[rbp], 0<text:tab/># initilize “counter” j: <text:span text:style-name="T19">int j = 0</text:span></text:p>
      <text:p text:style-name="P10"><text:tab/>jmp<text:tab/>.L4<text:tab/># jump to third loop condition check</text:p>
      <text:p text:style-name="P11"># third loop start: while(Elem &gt; A[j][r])</text:p>
      <text:p text:style-name="P10">.L5:</text:p>
      <text:p text:style-name="P11"># third loop body start</text:p>
      <text:p text:style-name="P10"><text:tab/>add<text:tab/>DWORD PTR -20[rbp], 1<text:tab/># increment “counter” j: <text:span text:style-name="T19">j = j + 1</text:span></text:p>
      <text:p text:style-name="P11"># third loop body end</text:p>
      <text:p text:style-name="P10">.L4:</text:p>
      <text:p text:style-name="P11"># third loop exit condition start</text:p>
      <text:p text:style-name="P10"><text:tab/>mov<text:tab/>eax, DWORD PTR -20[rbp]<text:tab/># save value of j to EAX</text:p>
      <text:p text:style-name="P10"><text:tab/>cdqe <text:s/><text:tab/><text:tab/><text:tab/><text:tab/><text:tab/><text:tab/># extend value in EAX to RAX preserving sign</text:p>
      <text:p text:style-name="P10"><text:tab/>lea<text:tab/>rdx, 0[0+rax*8]<text:tab/><text:tab/><text:tab/># calculate and save shift in A to RDX</text:p>
      <text:p text:style-name="P10"><text:tab/>mov<text:tab/>rax, QWORD PTR -40[rbp]<text:tab/># save A start address to RAX</text:p>
      <text:p text:style-name="P10"><text:tab/>add<text:tab/>rax, rdx<text:tab/><text:tab/><text:tab/><text:tab/># create address of certain A[j] in RAX</text:p>
      <text:p text:style-name="P10"><text:soft-page-break/><text:tab/>mov<text:tab/>rax, QWORD PTR [rax]<text:tab/># save value of A[i] to RAX</text:p>
      <text:p text:style-name="P10"><text:tab/>mov<text:tab/>edx, DWORD PTR -16[rbp]<text:tab/># save value of r to EDX</text:p>
      <text:p text:style-name="P10"><text:tab/>movsx<text:tab/>rdx, edx<text:tab/><text:tab/><text:tab/># copy EDX to RDX</text:p>
      <text:p text:style-name="P10"><text:tab/>sal<text:tab/>rdx, 2<text:tab/><text:tab/><text:tab/><text:tab/><text:tab/># left shift RDX by 2</text:p>
      <text:p text:style-name="P10"><text:tab/>add<text:tab/>rax, rdx<text:tab/><text:tab/><text:tab/><text:tab/># create address of certain A[j][r] in RAX</text:p>
      <text:p text:style-name="P10"><text:tab/>mov<text:tab/>eax, DWORD PTR [rax]<text:tab/># save adress of A[j][r] to EAX</text:p>
      <text:p text:style-name="P10"><text:tab/>cmp<text:tab/>DWORD PTR -4[rbp], eax<text:tab/># compare Elem with A[j][r]</text:p>
      <text:p text:style-name="P10"><text:tab/>jg<text:tab/>.L5<text:tab/># jump to third loop body start if <text:span text:style-name="T19">Elem &gt; A[j][r]</text:span></text:p>
      <text:p text:style-name="P11"># third loop exit condition end</text:p>
      <text:p text:style-name="P11"># third loop end</text:p>
      <text:p text:style-name="P11"># fourth loop start: for (int k = i - 1; k &gt;= j; k--)</text:p>
      <text:p text:style-name="P10"><text:tab/>mov<text:tab/>eax, DWORD PTR -12[rbp]<text:tab/># save value of i to register EAX</text:p>
      <text:p text:style-name="P10"><text:tab/>sub<text:tab/>eax, 1<text:tab/><text:tab/><text:tab/><text:tab/><text:tab/># subtract value of i by 1: <text:span text:style-name="T15">i - 1</text:span></text:p>
      <text:p text:style-name="P10"><text:tab/>mov<text:tab/>DWORD PTR -8[rbp], eax<text:tab/># save EAX to k: <text:span text:style-name="T19">k = i - 1</text:span></text:p>
      <text:p text:style-name="P10"><text:tab/>jmp<text:tab/>.L6<text:tab/><text:tab/><text:tab/><text:tab/><text:tab/><text:tab/># jump to fourth loop condition check</text:p>
      <text:p text:style-name="P10">.L7:</text:p>
      <text:p text:style-name="P11"># fourth loop body start</text:p>
      <text:p text:style-name="P10"><text:tab/>mov<text:tab/>eax, DWORD PTR -8[rbp]<text:tab/># save value of k to EAX</text:p>
      <text:p text:style-name="P10"><text:tab/>cdqe<text:tab/><text:tab/><text:tab/><text:tab/><text:tab/><text:tab/># extend value in EAX to RAX preserving sign</text:p>
      <text:p text:style-name="P10"><text:tab/>lea<text:tab/>rdx, 0[0+rax*8]<text:tab/><text:tab/><text:tab/># calculate and save shift in A to RDX</text:p>
      <text:p text:style-name="P10"><text:tab/>mov<text:tab/>rax, QWORD PTR -40[rbp] # save A start address to RAX</text:p>
      <text:p text:style-name="P10"><text:tab/>add<text:tab/>rax, rdx<text:tab/><text:tab/><text:tab/><text:tab/># create address of certain A[k] in RAX</text:p>
      <text:p text:style-name="P10"><text:tab/>mov<text:tab/>rax, QWORD PTR [rax]<text:tab/># save value of A[k] to RAX</text:p>
      <text:p text:style-name="P10"><text:tab/>mov<text:tab/>edx, DWORD PTR -16[rbp]<text:tab/># save value of r to EDX</text:p>
      <text:p text:style-name="P10"><text:tab/>movsx<text:tab/>rdx, edx<text:tab/><text:tab/><text:tab/># copy EDX to RDX</text:p>
      <text:p text:style-name="P10"><text:tab/>sal<text:tab/>rdx, 2<text:tab/><text:tab/><text:tab/><text:tab/><text:tab/># left shift RDX by 2</text:p>
      <text:p text:style-name="P10"><text:tab/>add<text:tab/>rax, rdx<text:tab/><text:tab/><text:tab/><text:tab/># create address of certain A[k][r] in RAX</text:p>
      <text:p text:style-name="P10"><text:tab/>mov<text:tab/>edx, DWORD PTR -8[rbp]<text:tab/># save value of k to EDX</text:p>
      <text:p text:style-name="P10"><text:tab/>movsx<text:tab/>rdx, edx<text:tab/><text:tab/><text:tab/># copy EDX to RDX</text:p>
      <text:p text:style-name="P10"><text:tab/>add<text:tab/>rdx, 1<text:tab/><text:tab/><text:tab/><text:tab/><text:tab/># add 1 to RDX: k + 1</text:p>
      <text:p text:style-name="P10"><text:tab/>lea<text:tab/>rcx, 0[0+rdx*8]<text:tab/><text:tab/><text:tab/># calculate and save shift in A to RCX</text:p>
      <text:p text:style-name="P10"><text:tab/>mov<text:tab/>rdx, QWORD PTR -40[rbp]<text:tab/># save A start address to RAX</text:p>
      <text:p text:style-name="P10"><text:tab/>add<text:tab/>rdx, rcx<text:tab/><text:tab/><text:tab/><text:tab/># save adress of A[k + 1] to RDX</text:p>
      <text:p text:style-name="P10"><text:tab/>mov<text:tab/>rdx, QWORD PTR [rdx]<text:tab/># save value of A[k + 1] to RDX</text:p>
      <text:p text:style-name="P10"><text:tab/>mov<text:tab/>ecx, DWORD PTR -16[rbp]<text:tab/># save value of r to EDX</text:p>
      <text:p text:style-name="P10"><text:tab/>movsx<text:tab/>rcx, ecx<text:tab/><text:tab/><text:tab/># copy RCX to ECX</text:p>
      <text:p text:style-name="P10"><text:tab/>sal<text:tab/>rcx, 2<text:tab/><text:tab/><text:tab/><text:tab/><text:tab/># left shift RCX by 2</text:p>
      <text:p text:style-name="P10"><text:tab/>add<text:tab/>rdx, rcx<text:tab/><text:tab/><text:tab/><text:tab/># create address of certain A[k+1][r] in RDX</text:p>
      <text:p text:style-name="P10"><text:tab/>mov<text:tab/>eax, DWORD PTR [rax]<text:tab/># save value of A[k][r] to EAX</text:p>
      <text:p text:style-name="P10"><text:tab/>mov<text:tab/>DWORD PTR [rdx], eax<text:tab/># save EAX to A[k+1][r]: <text:span text:style-name="T19">A[k+1][r] = A[k][r]</text:span></text:p>
      <text:p text:style-name="P11"># fourth loop body end</text:p>
      <text:p text:style-name="P10"><text:tab/>sub<text:tab/>DWORD PTR -8[rbp], 1<text:tab/># decrement “counter” k: <text:span text:style-name="T19">k--</text:span></text:p>
      <text:p text:style-name="P10">.L6:</text:p>
      <text:p text:style-name="P11"># fourth loop exit condition start</text:p>
      <text:p text:style-name="P10"><text:tab/>mov<text:tab/>eax, DWORD PTR -8[rbp]<text:tab/># save value of k to register EAX</text:p>
      <text:p text:style-name="P10"><text:tab/>cmp<text:tab/>eax, DWORD PTR -20[rbp]<text:tab/># compare k with j</text:p>
      <text:p text:style-name="P10"><text:tab/>jge<text:tab/>.L7<text:tab/># jump to fourth loop body start if <text:span text:style-name="T19">k &gt;= j</text:span></text:p>
      <text:p text:style-name="P11"># fourth loop exit condition end</text:p>
      <text:p text:style-name="P11"># fourth loop end</text:p>
      <text:p text:style-name="P10"><text:tab/>mov<text:tab/>eax, DWORD PTR -20[rbp]<text:tab/># save value of j to register EAX</text:p>
      <text:p text:style-name="P10"><text:tab/>cdqe<text:tab/><text:tab/><text:tab/><text:tab/><text:tab/><text:tab/># extend value in EAX to RAX preserving sign</text:p>
      <text:p text:style-name="P10"><text:tab/>lea<text:tab/>rdx, 0[0+rax*8]<text:tab/><text:tab/><text:tab/># calculate and save shift in A to RDX</text:p>
      <text:p text:style-name="P10"><text:tab/>mov<text:tab/>rax, QWORD PTR -40[rbp]<text:tab/># save A start address to RAX</text:p>
      <text:p text:style-name="P10"><text:soft-page-break/><text:tab/>add<text:tab/>rax, rdx<text:tab/><text:tab/><text:tab/><text:tab/># create address of certain A[j] in RAX</text:p>
      <text:p text:style-name="P10"><text:tab/>mov<text:tab/>rax, QWORD PTR [rax]<text:tab/># save value of A[j] to RAX</text:p>
      <text:p text:style-name="P10"><text:tab/>mov<text:tab/>edx, DWORD PTR -16[rbp]<text:tab/># save value of r to register EDX</text:p>
      <text:p text:style-name="P10"><text:tab/>movsx<text:tab/>rdx, edx<text:tab/><text:tab/><text:tab/># copy EDX to RDX</text:p>
      <text:p text:style-name="P10"><text:tab/>sal<text:tab/>rdx, 2<text:tab/><text:tab/><text:tab/><text:tab/><text:tab/># left shift RDX by 2</text:p>
      <text:p text:style-name="P10"><text:tab/>add<text:tab/>rdx, rax<text:tab/><text:tab/><text:tab/><text:tab/># save adress of A[j][r] to RDX</text:p>
      <text:p text:style-name="P10"><text:tab/>mov<text:tab/>eax, DWORD PTR -4[rbp]<text:tab/># save value of Elem to EAX</text:p>
      <text:p text:style-name="P10"><text:tab/>mov<text:tab/>DWORD PTR [rdx], eax<text:tab/># initialize value of A[j][r]: <text:span text:style-name="T19">A[j][r] = Elem</text:span> </text:p>
      <text:p text:style-name="P11"># secondary loop body end</text:p>
      <text:p text:style-name="P10"><text:tab/>add<text:tab/>DWORD PTR -12[rbp], 1<text:tab/># increment “counter” i: <text:span text:style-name="T19">i++</text:span></text:p>
      <text:p text:style-name="P10">.L3:</text:p>
      <text:p text:style-name="P11"># secondary loop exit condition start</text:p>
      <text:p text:style-name="P10"><text:tab/>mov<text:tab/>eax, DWORD PTR -12[rbp]<text:tab/># save value of i to register EAX</text:p>
      <text:p text:style-name="P10"><text:tab/>cmp<text:tab/>eax, DWORD PTR -44[rbp]<text:tab/># compare i with m</text:p>
      <text:p text:style-name="P10"><text:tab/>jl<text:tab/>.L8<text:tab/># jump to secondary loop body start if <text:span text:style-name="T19">i &lt; m</text:span></text:p>
      <text:p text:style-name="P11"># secondary loop exit condition end</text:p>
      <text:p text:style-name="P11"># secondary loop end</text:p>
      <text:p text:style-name="P11"># main loop body end</text:p>
      <text:p text:style-name="P10"><text:tab/>add<text:tab/>DWORD PTR -16[rbp], 1<text:tab/># increment “counter” r: <text:span text:style-name="T19">r++</text:span></text:p>
      <text:p text:style-name="P10">.L2:</text:p>
      <text:p text:style-name="P11"># main loop exit condition start</text:p>
      <text:p text:style-name="P10"><text:tab/>mov<text:tab/>eax, DWORD PTR -16[rbp]<text:tab/># save value of r to register EAX</text:p>
      <text:p text:style-name="P10"><text:tab/>cmp<text:tab/>eax, DWORD PTR -48[rbp]<text:tab/># compare r with n</text:p>
      <text:p text:style-name="P10"><text:tab/>jl<text:tab/>.L9<text:tab/># jump to main loop body start if <text:span text:style-name="T19">r &lt; n</text:span></text:p>
      <text:p text:style-name="P11"># main loop exit condition end</text:p>
      <text:p text:style-name="P11"># main loop end</text:p>
      <text:p text:style-name="P13"># function <text:span text:style-name="T17">end</text:span></text:p>
      <text:p text:style-name="P10"><text:tab/>nop<text:tab/></text:p>
      <text:p text:style-name="P10"><text:tab/>nop<text:tab/></text:p>
      <text:p text:style-name="P10"><text:tab/>pop<text:tab/>rbp<text:tab/></text:p>
      <text:p text:style-name="P10"><text:tab/>.cfi_def_cfa 7, 8</text:p>
      <text:p text:style-name="P10"><text:tab/>ret<text:tab/></text:p>
      <text:p text:style-name="P10"><text:tab/>.cfi_endproc</text:p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de" style:family="paragraph" style:parent-style-name="Text_20_body" style:master-page-name="">
      <style:paragraph-properties fo:margin-top="0cm" fo:margin-bottom="0cm" style:contextual-spacing="false" fo:line-height="100%" style:page-number="auto"/>
      <style:text-properties style:font-name="Liberation Mono" fo:font-family="'Liberation Mono'" style:font-family-generic="modern" style:font-pitch="fixed" fo:font-size="10pt" fo:language="uk" fo:country="UA" officeooo:rsid="012501c0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2-14T12:50:33.771036030</meta:creation-date>
    <meta:generator>LibreOffice/24.2.1.2$Windows_X86_64 LibreOffice_project/db4def46b0453cc22e2d0305797cf981b68ef5ac</meta:generator>
    <dc:date>2024-03-05T18:11:58.286000000</dc:date>
    <meta:editing-duration>PT46M15S</meta:editing-duration>
    <meta:editing-cycles>12</meta:editing-cycles>
    <meta:document-statistic meta:table-count="0" meta:image-count="0" meta:object-count="0" meta:page-count="5" meta:paragraph-count="187" meta:word-count="1462" meta:character-count="7596" meta:non-whitespace-character-count="5923"/>
  </office:meta>
</office:document-meta>
</file>